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8a2" officeooo:paragraph-rsid="000f88a2" style:font-weight-asian="bold" style:font-weight-complex="bold"/>
    </style:style>
    <style:style style:name="P2" style:family="paragraph" style:parent-style-name="Standard" style:list-style-name="L1">
      <style:text-properties fo:font-weight="bold" officeooo:rsid="000f88a2" officeooo:paragraph-rsid="000f88a2" style:font-weight-asian="bold" style:font-weight-complex="bold"/>
    </style:style>
    <style:style style:name="P3" style:family="paragraph" style:parent-style-name="Standard" style:list-style-name="L1">
      <style:text-properties fo:font-weight="bold" officeooo:rsid="000fb65d" officeooo:paragraph-rsid="000fb65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rgToolLoc: List of tasks</text:p>
      <text:p text:style-name="P1"/>
      <text:list xml:id="list3208964940" text:style-name="L1">
        <text:list-item>
          <text:p text:style-name="P2">Creating multi target baseline function</text:p>
        </text:list-item>
        <text:list-item>
          <text:p text:style-name="P2">Generating sparse dataset of all videos </text:p>
        </text:list-item>
        <text:list-item>
          <text:p text:style-name="P2">Cropping padded pixels via Custom transform</text:p>
        </text:list-item>
        <text:list-item>
          <text:p text:style-name="P2">Testing different augmentation strategies</text:p>
        </text:list-item>
        <text:list-item>
          <text:p text:style-name="P2">Experimentation for best arch for fine tuning</text:p>
        </text:list-item>
        <text:list-item>
          <text:p text:style-name="P3">Progressive resizing</text:p>
        </text:list-item>
        <text:list-item>
          <text:p text:style-name="P2">Weighted data loaders</text:p>
        </text:list-item>
        <text:list-item>
          <text:p text:style-name="P2">Curriculum learning</text:p>
        </text:list-item>
        <text:list-item>
          <text:p text:style-name="P3">Gradient class activation maps (CAM) and bounding box gener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23:25:07.974152919</meta:creation-date>
    <dc:date>2022-06-26T23:33:43.446580451</dc:date>
    <meta:editing-duration>PT8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57" meta:character-count="376" meta:non-whitespace-character-count="337"/>
  </office:meta>
</office:document-meta>
</file>